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ker Compose Wait for MySQL Container to be Ready </text:h>
      <text:p text:style-name="Text_20_body">3 mins </text:p>
      <text:p text:style-name="Text_20_body"><text:a xlink:type="simple" xlink:href="https://www.datanovia.com/en/courses/docker-compose-wait-for-dependencies/" text:style-name="Internet_20_link" text:visited-style-name="Visited_20_Internet_20_Link">Docker Compose Wait for Dependencies</text:a> </text:p>
      <text:section text:style-name="Sect1" text:name="rdoc">
        <text:p text:style-name="Text_20_body">This article provides an example for making <text:span text:style-name="Strong_20_Emphasis">docker-compose wait for MySQL</text:span> container to be ready before starting a dependent docker application container. We’ll use the <text:a xlink:type="simple" xlink:href="https://github.com/ufoscout/docker-compose-wait" text:style-name="Internet_20_link" text:visited-style-name="Visited_20_Internet_20_Link">docker-compose-wait tool</text:a> tool, which is a small command line utility allowing to wait for a fixed amount of seconds and/or to wait until a TCP port is open on a target image.</text:p>
        <text:p text:style-name="Text_20_body">You need to add the docker-compose-wait tool in your application Dockerfile.</text:p>
        <text:p text:style-name="P7"/>
        <text:p text:style-name="Text_20_body"/>
        <text:p text:style-name="Text_20_body">Contents:</text:p>
        <text:section text:style-name="Sect1" text:name="TOC">
          <text:list xml:id="list1129252201" text:style-name="L1">
            <text:list-item>
              <text:p text:style-name="P8"><text:a xlink:type="simple" xlink:href="https://www.datanovia.com/en/lessons/docker-compose-wait-for-container-using-wait-tool/docker-compose-wait-for-mysql-container-to-be-ready/#quick-start" text:style-name="Internet_20_link" text:visited-style-name="Visited_20_Internet_20_Link">Quick start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tep-0-download-a-template" text:style-name="Internet_20_link" text:visited-style-name="Visited_20_Internet_20_Link">Step 0: Download a template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tep-1-add-the-docker-compose-wait-tool-to-your-application-dockerfile" text:style-name="Internet_20_link" text:visited-style-name="Visited_20_Internet_20_Link">Step 1: Add the docker-compose-wait tool to your application Dockerfile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tep-2-modify-your-docker-compose.yml-file" text:style-name="Internet_20_link" text:visited-style-name="Visited_20_Internet_20_Link">Step 2: Modify your docker-compose.yml file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tep-3-building-and-running-your-app" text:style-name="Internet_20_link" text:visited-style-name="Visited_20_Internet_20_Link">Step 3: Building and running your app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tep-4-stopping-containers-and-cleaning" text:style-name="Internet_20_link" text:visited-style-name="Visited_20_Internet_20_Link">Step 4: Stopping containers and cleaning</text:a> </text:p>
            </text:list-item>
            <text:list-item>
              <text:p text:style-name="P8"><text:a xlink:type="simple" xlink:href="https://www.datanovia.com/en/lessons/docker-compose-wait-for-container-using-wait-tool/docker-compose-wait-for-mysql-container-to-be-ready/#summary" text:style-name="Internet_20_link" text:visited-style-name="Visited_20_Internet_20_Link">Summary</text:a> </text:p>
            </text:list-item>
            <text:list-item>
              <text:p text:style-name="P2"><text:a xlink:type="simple" xlink:href="https://www.datanovia.com/en/lessons/docker-compose-wait-for-container-using-wait-tool/docker-compose-wait-for-mysql-container-to-be-ready/#references" text:style-name="Internet_20_link" text:visited-style-name="Visited_20_Internet_20_Link">References</text:a> </text:p>
            </text:list-item>
          </text:list>
        </text:section>
        <text:section text:style-name="Sect1" text:name="quick-start">
          <text:h text:style-name="Heading_20_2" text:outline-level="2">Quick start</text:h>
          <text:p text:style-name="Preformatted_20_Text"><text:span text:style-name="Source_20_Text"># Download a template</text:span></text:p>
          <text:p text:style-name="Preformatted_20_Text"><text:span text:style-name="Source_20_Text">git clone https://github.com/kassambara/docker-compose-wait-for-container.git</text:span></text:p>
          <text:p text:style-name="Preformatted_20_Text"/>
          <text:p text:style-name="Preformatted_20_Text"><text:span text:style-name="Source_20_Text"># Build the demo application</text:span></text:p>
          <text:p text:style-name="Preformatted_20_Text"><text:span text:style-name="Source_20_Text">cd docker-compose-wait-for-container/ex01-using-wait-tool</text:span></text:p>
          <text:p text:style-name="Preformatted_20_Text"><text:span text:style-name="Source_20_Text">docker-compose build</text:span></text:p>
          <text:p text:style-name="Preformatted_20_Text"><text:span text:style-name="Source_20_Text"># Running your app</text:span></text:p>
          <text:p text:style-name="Preformatted_20_Text"><text:span text:style-name="Source_20_Text">docker-compose run my_super_app</text:span></text:p>
          <text:p text:style-name="Preformatted_20_Text"/>
          <text:p text:style-name="Preformatted_20_Text"><text:span text:style-name="Source_20_Text"># Stopping containers and cleaning</text:span></text:p>
          <text:p text:style-name="Preformatted_20_Text"><text:span text:style-name="Source_20_Text">docker-compose down </text:span></text:p>
          <text:p text:style-name="P1"><text:span text:style-name="Source_20_Text">rm -rf mysql</text:span></text:p>
        </text:section>
        <text:section text:style-name="Sect1" text:name="step-0-download-a-template">
          <text:h text:style-name="Heading_20_2" text:outline-level="2">Step 0: Download a template</text:h>
          <text:p text:style-name="Preformatted_20_Text"><text:span text:style-name="Source_20_Text"># Download a template</text:span></text:p>
          <text:p text:style-name="Preformatted_20_Text"><text:span text:style-name="Source_20_Text">git clone https://github.com/kassambara/docker-compose-wait-for-container.git</text:span></text:p>
          <text:p text:style-name="P1"><text:span text:style-name="Source_20_Text">cd docker-compose-wait-for-container/ex02-using-wait-tool</text:span></text:p>
          <text:p text:style-name="Text_20_body"><text:span text:style-name="Strong_20_Emphasis">Project folder structure</text:span>:</text:p>
          <text:p text:style-name="Preformatted_20_Text"><text:span text:style-name="Source_20_Text">files/docker-compose-wait-for-container/ex01-using-wait-tool</text:span></text:p>
          <text:p text:style-name="Preformatted_20_Text"><text:span text:style-name="Source_20_Text">├── docker-compose.yml</text:span></text:p>
          <text:p text:style-name="Preformatted_20_Text"><text:span text:style-name="Source_20_Text">└── my_super_app</text:span></text:p>
          <text:p text:style-name="Preformatted_20_Text"><text:span text:style-name="Source_20_Text"><text:s text:c="4"/>├── Dockerfile</text:span></text:p>
          <text:p text:style-name="P1"><text:span text:style-name="Source_20_Text"><text:s text:c="4"/>└── sayhello</text:span></text:p>
          <text:p text:style-name="Text_20_body"><text:soft-page-break/>Essential project contents:</text:p>
          <text:list xml:id="list1188458733" text:style-name="L2">
            <text:list-item>
              <text:p text:style-name="P9"><text:span text:style-name="Source_20_Text">docker-compose.yml</text:span> to run all container services </text:p>
            </text:list-item>
            <text:list-item>
              <text:p text:style-name="P3"><text:span text:style-name="Source_20_Text">my_super_app</text:span> scripts: template Dockerfile to build your application. Here, this demo app will ask your name and then congratulate you! </text:p>
            </text:list-item>
          </text:list>
        </text:section>
        <text:section text:style-name="Sect1" text:name="step-1-add-the-docker-compose-wait-tool-to-your-application-dockerfile">
          <text:h text:style-name="Heading_20_2" text:outline-level="2">Step 1: Add the docker-compose-wait tool to your application Dockerfile</text:h>
          <text:p text:style-name="Text_20_body">Example of Dockerfile using the <text:span text:style-name="Source_20_Text">alpine</text:span> image:</text:p>
          <text:p text:style-name="Preformatted_20_Text"><text:span text:style-name="Source_20_Text">FROM alpine:latest</text:span></text:p>
          <text:p text:style-name="Preformatted_20_Text"/>
          <text:p text:style-name="Preformatted_20_Text"><text:span text:style-name="Source_20_Text"># Add hello scripts</text:span></text:p>
          <text:p text:style-name="Preformatted_20_Text"><text:span text:style-name="Source_20_Text">ADD sayhello /sayhello</text:span></text:p>
          <text:p text:style-name="Preformatted_20_Text"><text:span text:style-name="Source_20_Text">RUN chmod +x /sayhello</text:span></text:p>
          <text:p text:style-name="Preformatted_20_Text"/>
          <text:p text:style-name="Preformatted_20_Text"><text:span text:style-name="Source_20_Text"># Add docker-compose-wait tool -------------------</text:span></text:p>
          <text:p text:style-name="Preformatted_20_Text"><text:span text:style-name="Source_20_Text">ENV WAIT_VERSION 2.7.2</text:span></text:p>
          <text:p text:style-name="Preformatted_20_Text"><text:span text:style-name="Source_20_Text">ADD https://github.com/ufoscout/docker-compose-wait/releases/download/$WAIT_VERSION/wait /wait</text:span></text:p>
          <text:p text:style-name="Preformatted_20_Text"><text:span text:style-name="Source_20_Text">RUN chmod +x /wait</text:span></text:p>
          <text:p text:style-name="Preformatted_20_Text"/>
          <text:p text:style-name="P1"><text:span text:style-name="Source_20_Text">CMD ["/sayhello"]</text:span></text:p>
        </text:section>
        <text:section text:style-name="Sect1" text:name="step-2-modify-your-docker-compose.yml-file">
          <text:h text:style-name="Heading_20_2" text:outline-level="2">Step 2: Modify your docker-compose.yml file</text:h>
          <text:p text:style-name="Preformatted_20_Text"><text:span text:style-name="Source_20_Text">version: '3.6'</text:span></text:p>
          <text:p text:style-name="Preformatted_20_Text"><text:span text:style-name="Source_20_Text">services:</text:span></text:p>
          <text:p text:style-name="Preformatted_20_Text"><text:span text:style-name="Source_20_Text"><text:s text:c="2"/>mysql:</text:span></text:p>
          <text:p text:style-name="Preformatted_20_Text"><text:span text:style-name="Source_20_Text"><text:s text:c="4"/>image: "mysql:5.7"</text:span></text:p>
          <text:p text:style-name="Preformatted_20_Text"><text:span text:style-name="Source_20_Text"><text:s text:c="4"/>container_name: mysql</text:span></text:p>
          <text:p text:style-name="Preformatted_20_Text"><text:span text:style-name="Source_20_Text"><text:s text:c="4"/>restart: always</text:span></text:p>
          <text:p text:style-name="Preformatted_20_Text"><text:span text:style-name="Source_20_Text"><text:s text:c="4"/>volumes:</text:span></text:p>
          <text:p text:style-name="Preformatted_20_Text"><text:span text:style-name="Source_20_Text"><text:s text:c="6"/>- ./mysql:/var/lib/mysql</text:span></text:p>
          <text:p text:style-name="Preformatted_20_Text"><text:span text:style-name="Source_20_Text"><text:s text:c="4"/>environment:</text:span></text:p>
          <text:p text:style-name="Preformatted_20_Text"><text:span text:style-name="Source_20_Text"><text:s text:c="6"/>- MYSQL_ROOT_PASSWORD=your_password</text:span></text:p>
          <text:p text:style-name="Preformatted_20_Text"><text:span text:style-name="Source_20_Text"><text:s text:c="6"/>- MYSQL_USER=root</text:span></text:p>
          <text:p text:style-name="Preformatted_20_Text"><text:span text:style-name="Source_20_Text"><text:s text:c="6"/>- MYSQL_PASSWORD=your_password</text:span></text:p>
          <text:p text:style-name="Preformatted_20_Text"><text:span text:style-name="Source_20_Text"><text:s text:c="6"/>- MYSQL_DATABASE=wordpress</text:span></text:p>
          <text:p text:style-name="Preformatted_20_Text"><text:span text:style-name="Source_20_Text"><text:s text:c="4"/>ports:</text:span></text:p>
          <text:p text:style-name="Preformatted_20_Text"><text:span text:style-name="Source_20_Text"><text:s text:c="6"/>- "3306:3306"</text:span></text:p>
          <text:p text:style-name="Preformatted_20_Text"><text:span text:style-name="Source_20_Text"><text:s text:c="4"/>expose:</text:span></text:p>
          <text:p text:style-name="Preformatted_20_Text"><text:span text:style-name="Source_20_Text"><text:s text:c="6"/>- 3306</text:span></text:p>
          <text:p text:style-name="Preformatted_20_Text"/>
          <text:p text:style-name="Preformatted_20_Text"><text:span text:style-name="Source_20_Text"><text:s text:c="2"/>my_super_app:</text:span></text:p>
          <text:p text:style-name="Preformatted_20_Text"><text:span text:style-name="Source_20_Text"><text:s text:c="4"/>build: ./my_super_app</text:span></text:p>
          <text:p text:style-name="Preformatted_20_Text"><text:span text:style-name="Source_20_Text"><text:s text:c="4"/>image: "my_super_app:latest"</text:span></text:p>
          <text:p text:style-name="Preformatted_20_Text"><text:span text:style-name="Source_20_Text"><text:s text:c="4"/>container_name: my_supper_app</text:span></text:p>
          <text:p text:style-name="Preformatted_20_Text"><text:span text:style-name="Source_20_Text"><text:s text:c="4"/>depends_on:</text:span></text:p>
          <text:p text:style-name="Preformatted_20_Text"><text:span text:style-name="Source_20_Text"><text:s text:c="6"/>- mysql</text:span></text:p>
          <text:p text:style-name="Preformatted_20_Text"><text:span text:style-name="Source_20_Text"><text:s text:c="4"/>command: sh -c "/wait &amp;&amp; /sayhello"</text:span></text:p>
          <text:p text:style-name="Preformatted_20_Text"><text:span text:style-name="Source_20_Text"><text:s text:c="4"/>environment:</text:span></text:p>
          <text:p text:style-name="Preformatted_20_Text"><text:span text:style-name="Source_20_Text"><text:s text:c="6"/>- WAIT_HOSTS=mysql:3306</text:span></text:p>
          <text:p text:style-name="Preformatted_20_Text"><text:span text:style-name="Source_20_Text"><text:s text:c="6"/>- WAIT_HOSTS_TIMEOUT=300</text:span></text:p>
          <text:p text:style-name="Preformatted_20_Text"><text:span text:style-name="Source_20_Text"><text:s text:c="6"/>- WAIT_SLEEP_INTERVAL=30</text:span></text:p>
          <text:p text:style-name="P1"><text:span text:style-name="Source_20_Text"><text:s text:c="6"/>- WAIT_HOST_CONNECT_TIMEOUT=30</text:span></text:p>
          <text:list xml:id="list1558405908" text:style-name="L3">
            <text:list-item>
              <text:p text:style-name="P10"><text:soft-page-break/>The command <text:span text:style-name="Source_20_Text">sh -c "/wait &amp;&amp; /sayhello"</text:span> will run the wait tool and then your application, here /sayhello. </text:p>
            </text:list-item>
            <text:list-item>
              <text:p text:style-name="P4">To make your docker application container <text:span text:style-name="Strong_20_Emphasis">wait for multiple hosts</text:span>, the environment variable can be specified as for example <text:span text:style-name="Source_20_Text">WAIT_HOSTS=mysql:3306, nginx:80</text:span> </text:p>
            </text:list-item>
          </text:list>
          <text:p text:style-name="Text_20_body"><text:span text:style-name="Strong_20_Emphasis">Additional configuration options</text:span>. The behavior of the wait utility can be configured with the following environment variables:</text:p>
          <text:list xml:id="list3435985695" text:style-name="L4">
            <text:list-item>
              <text:p text:style-name="P11"><text:span text:style-name="Emphasis">WAIT_HOSTS</text:span>: comma separated list of pairs host:port for which you want to wait. </text:p>
            </text:list-item>
            <text:list-item>
              <text:p text:style-name="P11"><text:span text:style-name="Emphasis">WAIT_HOSTS_TIMEOUT</text:span>: max number of seconds to wait for all the hosts to be available before failure. The default is 30 seconds. </text:p>
            </text:list-item>
            <text:list-item>
              <text:p text:style-name="P11"><text:span text:style-name="Emphasis">WAIT_HOST_CONNECT_TIMEOUT</text:span>: The timeout of a single TCP connection to a remote host before attempting a new connection. The default is 5 seconds. </text:p>
            </text:list-item>
            <text:list-item>
              <text:p text:style-name="P11"><text:span text:style-name="Emphasis">WAIT_BEFORE_HOSTS</text:span>: number of seconds to wait (sleep) before start checking for the hosts availability </text:p>
            </text:list-item>
            <text:list-item>
              <text:p text:style-name="P11"><text:span text:style-name="Emphasis">WAIT_AFTER_HOSTS</text:span>: number of seconds to wait (sleep) once all the hosts are available </text:p>
            </text:list-item>
            <text:list-item>
              <text:p text:style-name="P5"><text:span text:style-name="Emphasis">WAIT_SLEEP_INTERVAL</text:span>: number of seconds to sleep between retries. The default is 1 second. </text:p>
            </text:list-item>
          </text:list>
        </text:section>
        <text:section text:style-name="Sect1" text:name="step-3-building-and-running-your-app">
          <text:h text:style-name="Heading_20_2" text:outline-level="2">Step 3: Building and running your app</text:h>
          <text:p text:style-name="Preformatted_20_Text"><text:span text:style-name="Source_20_Text"># Building your app</text:span></text:p>
          <text:p text:style-name="Preformatted_20_Text"><text:span text:style-name="Source_20_Text">cd docker-compose-wait-for-container/ex01-using-wait-tool</text:span></text:p>
          <text:p text:style-name="Preformatted_20_Text"><text:span text:style-name="Source_20_Text">docker-compose build</text:span></text:p>
          <text:p text:style-name="Preformatted_20_Text"><text:span text:style-name="Source_20_Text"># Running your app</text:span></text:p>
          <text:p text:style-name="P1"><text:span text:style-name="Source_20_Text">docker-compose run my_super_app</text:span></text:p>
          <text:p text:style-name="Text_20_body">Console log output looks like this (MySQL example):</text:p>
          <text:p text:style-name="Text_20_body"><draw:frame draw:style-name="fr1" draw:name="Figura1" text:anchor-type="as-char" svg:width="1.997cm" svg:height="0.998cm" draw:z-index="0"><draw:image xlink:href="https://www.datanovia.com/en/wp-content/uploads/dn-tutorials/docker-compose-wait-for-container/images/docker-compose-wait-for-mysql-logs.png" xlink:type="simple" xlink:show="embed" xlink:actuate="onLoad"/><svg:title>Docker compose wait logs</svg:title></draw:frame></text:p>
          <text:p text:style-name="Text_20_body">After typing your name, you will see a congratulation message from my_super_app</text:p>
        </text:section>
        <text:section text:style-name="Sect1" text:name="step-4-stopping-containers-and-cleaning">
          <text:h text:style-name="Heading_20_2" text:outline-level="2">Step 4: Stopping containers and cleaning</text:h>
          <text:p text:style-name="Preformatted_20_Text"><text:span text:style-name="Source_20_Text">docker-compose down </text:span></text:p>
          <text:p text:style-name="P1"><text:span text:style-name="Source_20_Text">rm -rf mysql</text:span></text:p>
        </text:section>
        <text:section text:style-name="Sect1" text:name="summary">
          <text:h text:style-name="Heading_20_2" text:outline-level="2">Summary</text:h>
          <text:p text:style-name="Text_20_body">This article describes how to make docker-compose wait for MySQL container using the docker-compose-wait tool.</text:p>
        </text:section>
        <text:section text:style-name="Sect1" text:name="references">
          <text:h text:style-name="Heading_20_2" text:outline-level="2">References</text:h>
          <text:list xml:id="list1670818261" text:style-name="L5">
            <text:list-item>
              <text:p text:style-name="P6"><text:a xlink:type="simple" xlink:href="https://github.com/ufoscout/docker-compose-wait" text:style-name="Internet_20_link" text:visited-style-name="Visited_20_Internet_20_Link">docker-compose-wait: A simple script to wait for other docker images to be started while using docker-compose</text:a> </text:p>
            </text:list-item>
          </text:list>
        </text:section>
      </text:section>
      <text:p text:style-name="Standard"><text:a xlink:type="simple" xlink:href="https://www.datanovia.com/en/lessons/docker-compose-wait-for-container-using-wait-tool/docker-compose-wait-for-mysql-container-to-be-ready/" text:style-name="Internet_20_link" text:visited-style-name="Visited_20_Internet_20_Link">https://www.datanovia.com/en/lessons/docker-compose-wait-for-container-using-wait-tool/docker-compose-wait-for-mysql-container-to-be-ready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9:02:59.926165031</meta:creation-date>
    <dc:date>2022-04-09T19:05:59.514223412</dc:date>
    <meta:editing-duration>PT3M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3" meta:paragraph-count="105" meta:word-count="577" meta:character-count="4544" meta:non-whitespace-character-count="3930"/>
  </office:meta>
</office:document-meta>
</file>